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49909437657678314"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7982936980813619751"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text:span text:style-name="T41">Тайны Тайных Наук</text:span>» - обмен</text:p>
        </text:list-item>
        <text:list-item>
          <text:p text:style-name="P115">«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89178999327688073"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text:span><text:soft-page-break/><text:span text:style-name="T2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1902698437924937795"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text:soft-page-break/></text:p>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text:soft-page-break/>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text:soft-page-break/>–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5">Удачи!</text:p>
      <text:p text:style-name="P30">…</text:p>
      <text:p text:style-name="P30"/>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text:soft-page-break/>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text:soft-page-break/>–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text:soft-page-break/>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text:soft-page-break/>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Одиночество, отступившее перед мягким, но настойчивым натиском аликорницы в последние недели, снова сковало душу стужей.</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25">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text:soft-page-break/>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text:soft-page-break/></text:p>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9"><text:soft-page-break/></text:p>
      <text:p text:style-name="P3">&lt;<text:span text:style-name="T14">Описание Эпплджек</text:span>&gt;</text:p>
      <text:p text:style-name="P3"/>
      <text:p text:style-name="P30">–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 А сколько стоит вот это? – указал я на небольшую прикрытую от солнца мешковиной баночку с содержимым удивительной радужной расцветки.</text:p>
      <text:p text:style-name="P3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Единорожка с серьёзным видом завела меня за угол и только после этого звонко расхохоталась. </text:p>
      <text:p text:style-name="P30">–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33">Твайлайт Спаркл выглядела не столь роскошно, как Рэрити. Простенькая, но опрятная причёска-боб, лёгкий запах морской соли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3">Мне показалось, единорожка смотрела на меня малость раздражённо.</text:p>
      <text:p text:style-name="P3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0">Йопт! Ещё один Шерлок Холмс на мою голову!</text:p>
      <text:p text:style-name="P30">– Извиняюсь за нескромность, а откуда тебе про меня известно?</text:p>
      <text:p text:style-name="P1"><text:span text:style-name="T2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25">под твоим руководством</text:span><text:span text:style-name="T29">. Подожди немного, я отсистематизирую нужную информацию и расскажу тебе, насколько далеко смогла продвинуться.</text:span></text:p>
      <text:p text:style-name="P28">“Вот неугомонная” <text:span text:style-name="T6">– подумал я с улыбкой об аликорнице. Её незримая забота пробудила во мне <text:s/>тёплое ощущение дружеского плеча поддержки. </text:span><text:span text:style-name="T6">Чувство одиночества, нахлынувшее было после расставания, отступило</text:span><text:span text:style-name="T6">. Надо будет помириться с ней по возвращению. Пусть она не считает меня ровнёй себе, хрен с ним! Не получается любить — будем дружить.</text:span></text:p>
      <text:p text:style-name="P3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1"><text:span text:style-name="T29">При этих словах единорожка </text:span><text:span text:style-name="T29">поджала губки и </text:span><text:span text:style-name="T29">едва заметно сморщила носик. На её мордочке появилось упрямое выражение, как бы говорящее: “Что бы там </text:span><text:span text:style-name="T29">КТО-ТО</text:span><text:span text:style-name="T29"> ни говорил, а мне лучше знать, КАК делать, ЧТО делать </text:span><text:span text:style-name="T29">и С КАКОЙ СКОРОСТЬЮ делать</text:span><text:span text:style-name="T29">”.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span></text:p>
      <text:p text:style-name="P3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0">Твайлайт аж затопала на месте.</text:p>
      <text:p text:style-name="P30">– Это просто замечательно! Мне как раз нужно срочно купить пятифазный синхрофазотрон м-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p>
      <text:p text:style-name="P30">...</text:p>
      <text:p text:style-name="P30">– И оборудовать подвал библиотеки бронекапсулой для безопасных испытаний!</text:p>
      <text:p text:style-name="P3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0">– <text:span text:style-name="T1">Для ускорения м-частиц. Если ускорить их до определённого уровня, а затем столкнуть друг с дружкой, может появиться огромное количество магической энергии! Теоретически, намного большее, чем доступно даже аликорнам!</text:span></text:p>
      <text:p text:style-name="P33">&lt;При описании Твайлайт для чего ей нужен синхрофазотрон, из подвала появляется голова Спайка и выдаёт недозволенное («ага, и тогда Твайлайт сама сможет стать аликорном»)&gt;</text:p>
      <text:p text:style-name="P30"/>
      <text:p text:style-name="P30"><text:soft-page-break/></text:p>
      <text:p text:style-name="P33">-Так — я просмотрел длинный список оборудования. - Зачем тебе <text:span text:style-name="T5">&lt;</text:span>вот это<text:span text:style-name="T5">&gt;?</text:span></text:p>
      <text:p text:style-name="P33">- Чтобы определить, снятся ли <text:span text:style-name="T5">&lt;</text:span>пони электрические люди — название знакового для людей эксперимента<text:span text:style-name="T5">&gt;</text:span></text:p>
      <text:p text:style-name="P30">- <text:span text:style-name="T1">отметаю. На это финансов не будет</text:span></text:p>
      <text:p text:style-name="P30"/>
      <text:p text:style-name="P30"/>
      <text:p text:style-name="P35">.<text:span text:style-name="T14">..Макс! Запрошенный тобой </text:span><text:span text:style-name="T17">&lt;</text:span><text:span text:style-name="T14">синхрофазотрон</text:span><text:span text:style-name="T17">&gt; </text:span><text:span text:style-name="T1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30">&lt;<text:span text:style-name="T14">из подвала выходит Спайк с кукурузой</text:span>&gt;</text:p>
      <text:p text:style-name="P72"/>
      <text:p text:style-name="P9"><text:span text:style-name="T31">&lt;</text:span><text:span text:style-name="T19">Макс помогает починить Эпплджек повозку.</text:span><text:span text:style-name="T31">&gt;</text:span></text:p>
      <text:p text:style-name="P74">&lt;<text:span text:style-name="T15">Твайлайт с усердием исследователя-фанатика готовит Макса к эксперименту (заклинанию двойного </text:span><text:span text:style-name="T15">сна). Попутно отправляет его вместе с Дэш за оборудованием в </text:span><text:span text:style-name="T15">Мэйнхеттен</text:span><text:span text:style-name="T15">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4"><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4">&lt;<text:span text:style-name="T21">В разговоре с Луной после исчезновения Селестии Макс узнаёт, что она (Селестия)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oft-page-break/><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20">полгода </text:span><text:span text:style-name="T20">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text:soft-page-break/>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text:span><text:span text:style-name="T14">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oft-page-break/><text:span text:style-name="T1">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text:span><text:span text:style-name="T16">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oft-page-break/><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oft-page-break/><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text:span><text:span text:style-name="T14">-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4">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text:soft-page-break/>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oft-page-break/><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text:soft-page-break/></text:p>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4">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oft-page-break/><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oft-page-break/><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text:span><text:span text:style-name="T14">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oft-page-break/><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text:soft-page-break/>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text:soft-page-break/>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text:soft-page-break/>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oft-page-break/><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text:span><text:span text:style-name="T14">“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text:soft-page-break/></text:p>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text:soft-page-break/>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oft-page-break/><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text:span><text:span text:style-name="T14">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4">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14">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text:soft-page-break/>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oft-page-break/><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text:soft-page-break/>–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text:soft-page-break/>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6">&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text:span><text:span text:style-name="T14">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8079588400819251421"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28273846" text:continue-numbering="true" text:style-name="L5">
        <text:list-header>
          <text:p text:style-name="P120">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oft-page-break/><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8296886" text:continue-numbering="true" text:style-name="L5">
        <text:list-header>
          <text:p text:style-name="P120">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8297914"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text:soft-page-break/>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17643578670902552"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oft-page-break/><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275476924762541687"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text:soft-page-break/>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text:soft-page-break/>–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text:soft-page-break/>–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text:span><text:span text:style-name="T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text:soft-page-break/>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text:soft-page-break/>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text:soft-page-break/>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text:soft-page-break/>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text:soft-page-break/>–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4">– Ты так и не научилась общаться. Сначала сотворишь хрень, а потом извиняешься. Ты решила </text:span><text:span text:style-name="T14">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text:span><text:span text:style-name="T14">Твоё намерение было настолько сильно, что м</text:span><text:span text:style-name="T14">не пришлось дать его тебе. </text:span><text:span text:style-name="T14">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text:span><text:span text:style-name="T1">и всё такое</text:span><text:span text:style-name="T1">, но ты меня </text:span><text:span text:style-name="T1">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641903655101229680" text:style-name="L8">
        <text:list-header>
          <text:p text:style-name="P122">(<text:span text:style-name="T21">Луна — как повелительница снов, слышала разговор Макса с Анакорном</text:span>)</text:p>
          <text:p text:style-name="P123"/>
        </text:list-header>
      </text:list>
      <text:p text:style-name="P86">***</text:p>
      <text:p text:style-name="P61"><text:soft-page-break/><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text:soft-page-break/></text:p>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30T08:10:51.78</dc:date>
    <meta:editing-duration>P65DT7H39M19S</meta:editing-duration>
    <meta:editing-cycles>3079</meta:editing-cycles>
    <meta:generator>OpenOffice/4.1.1$Win32 OpenOffice.org_project/411m6$Build-9775</meta:generator>
    <dc:creator>макс </dc:creator>
    <meta:document-statistic meta:table-count="0" meta:image-count="0" meta:object-count="0" meta:page-count="139" meta:paragraph-count="2861" meta:word-count="67398" meta:character-count="428680"/>
  </office:meta>
</office:document-meta>
</file>